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822cm" fo:min-width="6.572cm"/>
    </style:style>
    <style:style style:name="gr3" style:family="graphic" style:parent-style-name="objectwithoutfill">
      <style:graphic-properties svg:stroke-width="0.03cm" draw:marker-start="" draw:marker-start-width="0.315cm" draw:marker-end-width="0.31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none" draw:opacity="94%" draw:textarea-horizontal-align="justify" draw:textarea-vertical-align="middle" draw:auto-grow-height="false" fo:min-height="0.868cm" fo:min-width="0.618cm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Objet_20_sans_20_remplissage_20_et_20_sans_20_ligne">
      <style:graphic-properties draw:textarea-vertical-align="middle" draw:ole-draw-aspect="1" style:protect="size"/>
    </style:style>
    <style:style style:name="gr8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24cm"/>
    </style:style>
    <style:style style:name="gr10" style:family="graphic" style:parent-style-name="objectwithoutfill">
      <style:graphic-properties draw:marker-end="Arrow" draw:marker-end-width="0.2cm" draw:fill="none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16.45cm" fo:min-width="14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94%"/>
      <style:paragraph-properties fo:text-align="center"/>
    </style:style>
    <style:style style:name="P4" style:family="paragraph">
      <style:paragraph-properties fo:text-align="center"/>
      <style:text-properties style:font-name="DejaVu Math TeX Gyre1" fo:font-size="12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DejaVu Math TeX Gyre1"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cm" svg:y1="10cm" svg:x2="22cm" svg:y2="10cm">
          <text:p/>
        </draw:line>
        <draw:line draw:style-name="gr1" draw:text-style-name="P1" draw:layer="layout" svg:x1="15cm" svg:y1="17cm" svg:x2="15cm" svg:y2="3cm">
          <text:p/>
        </draw:line>
        <draw:custom-shape draw:style-name="gr2" draw:text-style-name="P1" draw:layer="layout" svg:width="10cm" svg:height="10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9.478cm" svg:height="4.124cm" draw:transform="skewX (-4.76345182518466E-017) rotate (2.00328891543909) translate (14.092253166889cm 19.3267252001904cm)" svg:viewBox="0 0 9479 4125" svg:d="M0 780c2493 1040 7501-503 7899-649 398-147 755-203 1209 7 454 209 426 747 258 1110s-559 734-503 1090 524 1013 314 1467c-209 453-796 293-796 293">
          <text:p/>
        </draw:path>
        <draw:custom-shape draw:style-name="gr4" draw:text-style-name="P2" draw:layer="layout" svg:width="0.1cm" svg:height="0.1cm" svg:x="12.761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8cm" svg:height="1.58cm" svg:x="9.22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cm" svg:y1="10cm" svg:x2="9.4cm" svg:y2="9.5cm">
          <text:p/>
        </draw:line>
        <draw:frame draw:style-name="gr7" draw:text-style-name="P4" draw:layer="layout" svg:width="0.635cm" svg:height="0.372cm" svg:x="12.205cm" svg:y="9.56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4" draw:layer="layout" svg:width="0.769cm" svg:height="0.47cm" svg:x="12.731cm" svg:y="10.0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8" draw:text-style-name="P5" draw:layer="layout" svg:x1="15cm" svg:y1="10cm" svg:x2="12.822cm" svg:y2="14.533cm">
          <text:p/>
        </draw:line>
        <draw:custom-shape draw:style-name="gr4" draw:text-style-name="P2" draw:layer="layout" svg:width="0.1cm" svg:height="0.1cm" svg:x="12.77cm" svg:y="14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2cm" svg:height="0.47cm" svg:x="13.619cm" svg:y="6.4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6" draw:layer="layout" svg:width="1.1cm" svg:height="0.674cm" svg:x="14.449cm" svg:y="2.4cm">
          <draw:text-box>
            <text:p text:style-name="P2"><text:span text:style-name="T1">Im</text:span></text:p>
          </draw:text-box>
        </draw:frame>
        <draw:frame draw:style-name="gr9" draw:text-style-name="P6" draw:layer="layout" svg:width="1.1cm" svg:height="0.674cm" svg:x="22.065cm" svg:y="9.683cm">
          <draw:text-box>
            <text:p text:style-name="P2"><text:span text:style-name="T1">Re</text:span></text:p>
          </draw:text-box>
        </draw:frame>
        <draw:frame draw:style-name="gr7" draw:text-style-name="P4" draw:layer="layout" svg:width="0.647cm" svg:height="0.372cm" svg:x="12.906cm" svg:y="14.3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4" draw:layer="layout" svg:width="0.521cm" svg:height="0.47cm" svg:x="9.607cm" svg:y="9.1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" draw:text-style-name="P4" draw:layer="layout" svg:width="0.747cm" svg:height="0.47cm" svg:x="9.208cm" svg:y="10.06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6" draw:text-style-name="P5" draw:layer="layout" svg:width="0.901cm" svg:height="0.43cm" draw:transform="rotate (-1.37339958839434) translate (14.423075780789cm 9.91538432528118cm)" svg:viewBox="0 0 902 431" svg:d="M0 431c510 0 902-431 902-431">
          <text:p/>
        </draw:path>
        <draw:frame draw:style-name="gr7" draw:text-style-name="P4" draw:layer="layout" svg:width="0.516cm" svg:height="0.369cm" svg:x="13.706cm" svg:y="10.46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4" draw:layer="layout" svg:width="3.014cm" svg:height="0.556cm" svg:x="10.906cm" svg:y="17.9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0" draw:text-style-name="P5" draw:layer="layout" svg:x1="12.3cm" svg:y1="13.8cm" svg:x2="11.864cm" svg:y2="13.232cm">
          <text:p/>
        </draw:line>
        <draw:custom-shape draw:style-name="gr11" draw:text-style-name="P1" draw:layer="layout" svg:width="15.2cm" svg:height="16.7cm" svg:x="7.8cm" svg:y="2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08:52:16.149263747</meta:creation-date>
    <dc:date>2020-10-21T11:39:01.712032460</dc:date>
    <meta:editing-duration>PT44M33S</meta:editing-duration>
    <meta:editing-cycles>15</meta:editing-cycles>
    <meta:generator>LibreOffice/6.1.5.2$Linux_X86_64 LibreOffice_project/1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sub>
      <mi mathvariant="normal">ω</mi>
      <mi>c</mi>
    </msub>
    <annotation encoding="StarMath 5.0">%omega_c</annotation>
  </semantics>
</math>
</file>

<file path=Object 2/content.xml><?xml version="1.0" encoding="utf-8"?>
<math xmlns="http://www.w3.org/1998/Math/MathML" display="block">
  <semantics>
    <mrow>
      <mo stretchy="false">−</mo>
      <mi>a</mi>
    </mrow>
    <annotation encoding="StarMath 5.0">-a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ub>
      <mi mathvariant="normal">ω</mi>
      <mi>x</mi>
    </msub>
    <annotation encoding="StarMath 5.0">%omega_x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7/content.xml><?xml version="1.0" encoding="utf-8"?>
<math xmlns="http://www.w3.org/1998/Math/MathML" display="block">
  <semantics>
    <mi mathvariant="normal">ψ</mi>
    <annotation encoding="StarMath 5.0">%psi</annotation>
  </semantics>
</math>
</file>

<file path=Object 8/content.xml><?xml version="1.0" encoding="utf-8"?>
<math xmlns="http://www.w3.org/1998/Math/MathML" display="block">
  <semantics>
    <mrow>
      <mi>K</mi>
      <mrow>
        <mo fence="true" stretchy="false">(</mo>
        <mrow>
          <msup>
            <mi>e</mi>
            <mrow>
              <mi>j</mi>
              <mi mathvariant="normal">ω</mi>
              <mi>h</mi>
            </mrow>
          </msup>
        </mrow>
        <mo fence="true" stretchy="false">)</mo>
      </mrow>
      <mi>G</mi>
      <mrow>
        <mo fence="true" stretchy="false">(</mo>
        <mrow>
          <msup>
            <mi>e</mi>
            <mrow>
              <mi>j</mi>
              <mi mathvariant="normal">ω</mi>
              <mi>h</mi>
            </mrow>
          </msup>
        </mrow>
        <mo fence="true" stretchy="false">)</mo>
      </mrow>
    </mrow>
    <annotation encoding="StarMath 5.0">K(e^{j%omega h})G(e^{j%omega h})</annotation>
  </semantics>
</math>
</file>